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2"/>
    <style:style style:name="P2" style:family="paragraph" style:parent-style-name="Standard" style:list-style-name="L1">
      <style:paragraph-properties fo:margin-left="2.501cm" fo:margin-right="0cm" fo:text-indent="-0.635cm" style:auto-text-indent="false"/>
    </style:style>
    <style:style style:name="P3" style:family="paragraph" style:parent-style-name="Standard" style:list-style-name="L4">
      <style:paragraph-properties fo:margin-left="2.501cm" fo:margin-right="0cm" fo:text-indent="-0.635cm" style:auto-text-indent="false"/>
    </style:style>
    <style:style style:name="P4" style:family="paragraph" style:parent-style-name="Standard" style:list-style-name="L5">
      <style:paragraph-properties fo:margin-left="2.501cm" fo:margin-right="0cm" fo:text-indent="-0.635cm" style:auto-text-indent="false"/>
    </style:style>
    <style:style style:name="P5" style:family="paragraph" style:parent-style-name="Standard" style:list-style-name="L6">
      <style:paragraph-properties fo:margin-left="2.501cm" fo:margin-right="0cm" fo:text-indent="-0.635cm" style:auto-text-indent="false"/>
    </style:style>
    <style:style style:name="P6" style:family="paragraph" style:parent-style-name="Standard" style:list-style-name="L7">
      <style:paragraph-properties fo:margin-left="2.501cm" fo:margin-right="0cm" fo:text-indent="-0.635cm" style:auto-text-indent="false"/>
    </style:style>
    <style:style style:name="P7" style:family="paragraph" style:parent-style-name="Standard" style:list-style-name="L8">
      <style:paragraph-properties fo:margin-left="2.501cm" fo:margin-right="0cm" fo:text-indent="-0.635cm" style:auto-text-indent="false"/>
    </style:style>
    <style:style style:name="P8" style:family="paragraph" style:parent-style-name="Standard" style:list-style-name="L9">
      <style:paragraph-properties fo:margin-left="2.501cm" fo:margin-right="0cm" fo:text-indent="-0.635cm" style:auto-text-indent="false"/>
    </style:style>
    <style:style style:name="P9" style:family="paragraph" style:parent-style-name="Standard" style:list-style-name="L10">
      <style:paragraph-properties fo:margin-left="2.501cm" fo:margin-right="0cm" fo:text-indent="-0.635cm" style:auto-text-indent="false"/>
    </style:style>
    <style:style style:name="P10" style:family="paragraph" style:parent-style-name="Standard" style:list-style-name="L11">
      <style:paragraph-properties fo:margin-left="2.501cm" fo:margin-right="0cm" fo:text-indent="-0.635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-1.251cm" fo:margin-right="0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tected errors and changes performed on the SCB Board (Schematics and routing) over the last version 3.1 are:</text:p>
      <text:p text:style-name="Standard"/>
      <text:p text:style-name="P13"><text:tab/>1.- SCB_PLLs:</text:p>
      <text:list xml:id="list29658041" text:style-name="L1">
        <text:list-item>
          <text:p text:style-name="P2">R61 changed to o.c. The V3 works with 62,5MHz DMTD clock instead of the foreseen 125MHz). </text:p>
        </text:list-item>
        <text:list-item>
          <text:p text:style-name="P2">C188 not mounted by defect.</text:p>
        </text:list-item>
        <text:list-item>
          <text:p text:style-name="P2">AD9516 resistor changed to 100/330R in signals SDIO, SDO, LD and STATUS</text:p>
        </text:list-item>
      </text:list>
      <text:p text:style-name="P11"/>
      <text:list xml:id="list32204325" text:continue-numbering="true" text:style-name="L1">
        <text:list-header>
          <text:p text:style-name="P12">2.- Power Supply:</text:p>
        </text:list-header>
        <text:list-item>
          <text:p text:style-name="P2">R234 changed from 10K to 9K31 to increase +2V5 up to 2V6</text:p>
          <text:p text:style-name="P12"/>
          <text:p text:style-name="P12">3.- CPU_JTAG_Power_PLL:</text:p>
        </text:list-item>
        <text:list-item>
          <text:p text:style-name="P2">R3 and R5 values swapped (ARM BMS pin).</text:p>
        </text:list-item>
        <text:list-item>
          <text:p text:style-name="P2">Pull-up R10 changed from JRTCK to JTCK</text:p>
        </text:list-item>
      </text:list>
      <text:p text:style-name="Standard">4.- Connectors:</text:p>
      <text:list xml:id="list30327193" text:style-name="L4">
        <text:list-item>
          <text:p text:style-name="P3">USB connector CON1 not used.</text:p>
        </text:list-item>
        <text:list-item>
          <text:p text:style-name="P3">CN2 connector (for uTCA clocks) not used.</text:p>
        </text:list-item>
      </text:list>
      <text:p text:style-name="Standard">5.- FPGA_Configuration: <text:s/></text:p>
      <text:list xml:id="list30381476" text:style-name="L5">
        <text:list-item>
          <text:p text:style-name="P4">Q2 changed by a PMOSFET. Footprint error fixed.</text:p>
        </text:list-item>
      </text:list>
      <text:p text:style-name="Standard">6.- CPU_EBI1_FPGA_Memory:</text:p>
      <text:list xml:id="list30380983" text:style-name="L6">
        <text:list-item>
          <text:p text:style-name="P5">SPI Flash changed from AT45DB642 to AT45DB321 (Atmel bug). Footprint changed to keep compatibility of two components.</text:p>
        </text:list-item>
        <text:list-item>
          <text:p text:style-name="P5">SPI Flash divisor on SO signal changed to 100/300R</text:p>
        </text:list-item>
        <text:list-item>
          <text:p text:style-name="P5">Added jumper to select/deselect boot memories. Added a GPIO jumper too (Alessandro requirement).</text:p>
        </text:list-item>
      </text:list>
      <text:p text:style-name="Standard">7.- CPU_IO_Ports:</text:p>
      <text:list xml:id="list30407805" text:style-name="L7">
        <text:list-item>
          <text:p text:style-name="P6">Resistor for current limiting of LEDs changed to 330R to increase luminosity.</text:p>
        </text:list-item>
      </text:list>
      <text:p text:style-name="P11"/>
      <text:p text:style-name="Standard">8.- SMI_Link_7-12:</text:p>
      <text:list xml:id="list30428160" text:style-name="L8">
        <text:list-item>
          <text:p text:style-name="P7">Removed FPGA free global clock to J3 connector.</text:p>
        </text:list-item>
      </text:list>
      <text:p text:style-name="Standard">9.- <text:s/>FPGA_System_Monitor:</text:p>
      <text:list xml:id="list30430813" text:style-name="L9">
        <text:list-item>
          <text:p text:style-name="P8">FPGA global clock connected to CLK10MHZ_EXT signal clock.</text:p>
        </text:list-item>
      </text:list>
      <text:p text:style-name="Standard">10.- FPGA_Peripherals_Control:</text:p>
      <text:list xml:id="list30473904" text:style-name="L10">
        <text:list-item>
          <text:p text:style-name="P9">PLL_STAT signal connected to MRCC FPGA pin clock.</text:p>
        </text:list-item>
        <text:list-item>
          <text:p text:style-name="P9">FPGA_RS232_RXD divider changed to 100/330R</text:p>
        </text:list-item>
      </text:list>
      <text:p text:style-name="Standard">11.- SCB_CLKs:</text:p>
      <text:list xml:id="list30486501" text:style-name="L11">
        <text:list-item>
          <text:p text:style-name="P10">IC11 and R38 power supply changed to +2V5</text:p>
        </text:list-item>
      </text:list>
      <text:p text:style-name="Standard">12.- <text:s/>RS232_and_USB:</text:p>
      <text:list xml:id="list30486391" text:style-name="L12">
        <text:list-item>
          <text:p text:style-name="P1">RS232 R1out divider changed to 100/330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2-04-04T12:06:21.95</dc:date>
    <meta:editing-duration>PT32H01M46S</meta:editing-duration>
    <meta:editing-cycles>14</meta:editing-cycles>
    <meta:generator>OpenOffice.org/3.1$Win32 OpenOffice.org_project/310m11$Build-9399</meta:generator>
    <meta:document-statistic meta:table-count="0" meta:image-count="0" meta:object-count="0" meta:page-count="1" meta:paragraph-count="32" meta:word-count="239" meta:character-count="1430"/>
  </office:meta>
</office:document-meta>
</file>